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61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. Introduction (2-3 minutes)</text:h>
      <text:h text:style-name="Heading_20_3" text:outline-level="3">Présentation personnelle </text:h>
      <text:p text:style-name="P1">Brève introduction sur toi et ton parcours.</text:p>
      <text:p text:style-name="P1">Contexte du projet</text:p>
      <text:p text:style-name="P1">Introduction de Booki, l'objectif du site et la cible utilisateurs.</text:p>
      <text:p text:style-name="P1">Objectif de ton intervention</text:p>
      <text:p text:style-name="P1">Décrire ta mission de développer l'interface du site en HTML et CSS.</text:p>
      <text:h text:style-name="Heading_20_1" text:outline-level="1">2. Architecture et Planification (3-4 minutes)</text:h>
      <text:h text:style-name="Heading_20_3" text:outline-level="3">Structure du projet </text:h>
      <text:p text:style-name="P1">Explication de la structure du code (HTML et CSS), pourquoi cette architecture a été choisie.</text:p>
      <text:h text:style-name="Heading_20_3" text:outline-level="3">Responsive Design </text:h>
      <text:p text:style-name="P1">Discussion sur l'approche mobile-first ou desktop-first adoptée, utilisation des media queries pour assurer la responsivité du site.</text:p>
      <text:h text:style-name="Heading_20_1" text:outline-level="1">3. Développement et Fonctionnalités (5-7 minutes)</text:h>
      <text:h text:style-name="Heading_20_3" text:outline-level="3">Technologies utilisées </text:h>
      <text:p text:style-name="P1">Présentation des technologies spécifiques (Raleway pour les fonts, Font Awesome pour les icônes).</text:p>
      <text:h text:style-name="Heading_20_3" text:outline-level="3">Principales sections du site :</text:h>
      <text:p text:style-name="Standard">Header avec navigation</text:p>
      <text:p text:style-name="Standard">Section de recherche</text:p>
      <text:p text:style-name="Standard">Filtres</text:p>
      <text:p text:style-name="Standard">Cartes d'hébergements et activités</text:p>
      <text:h text:style-name="Heading_20_3" text:outline-level="3">Challenges techniques et solutions</text:h>
      <text:p text:style-name="P1">Partager quelques défis rencontrés (ex. alignement des éléments, adaptation responsive) et comment ils ont été résolus.</text:p>
      <text:h text:style-name="Heading_20_1" text:outline-level="1">4. Démonstration (3-4 minutes)</text:h>
      <text:h text:style-name="Heading_20_3" text:outline-level="3">Navigation en direct</text:h>
      <text:p text:style-name="P1">Démonstration du site en action, montrer comment le site répond aux différentes tailles d'écran et interactions utilisateurs.</text:p>
      <text:h text:style-name="Heading_20_1" text:outline-level="1">5. Tests et Validation (2-3 minutes)</text:h>
      <text:h text:style-name="Heading_20_3" text:outline-level="3">Tests effectués </text:h>
      <text:p text:style-name="P1">Expliquer comment tu as testé la fonctionnalité et la responsive du site.</text:p>
      <text:h text:style-name="Heading_20_1" text:outline-level="1"><text:soft-page-break/>6. Conclusion (2 minutes)</text:h>
      <text:h text:style-name="Heading_20_3" text:outline-level="3">Apprentissages </text:h>
      <text:p text:style-name="P1">Ce que tu as appris grâce à ce projet.</text:p>
      <text:h text:style-name="Heading_20_3" text:outline-level="3">Améliorations futures </text:h>
      <text:p text:style-name="P1">Idées pour améliorer le site, fonctionnalités supplémentaires possibles.</text:p>
      <text:h text:style-name="Heading_20_3" text:outline-level="3">Invitation aux questions <text:s/></text:h>
      <text:p text:style-name="P1">Ouvrir la session pour les questions du mentor ou de l’évaluateur.</text:p>
      <text:p text:style-name="Standard">Conseils pour la présentation :</text:p>
      <text:h text:style-name="Heading_20_3" text:outline-level="3">Visuels clairs </text:h>
      <text:p text:style-name="P1">Utilise des captures d’écran et des extraits de code pour illustrer tes points.</text:p>
      <text:h text:style-name="Heading_20_3" text:outline-level="3">Répétition </text:h>
      <text:p text:style-name="P1">Pratique plusieurs fois pour t'assurer que la présentation tient dans le temps alloué et que le message est clair.</text:p>
      <text:h text:style-name="Heading_20_3" text:outline-level="3">Questions préparées </text:h>
      <text:p text:style-name="P1">Prépare-toi à répondre à des questions sur chaque aspect de ton projet, y compris des décisions de conception, des problèmes rencontrés, et des choix techniqu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0T09:22:33.182000000</meta:creation-date>
    <dc:date>2024-05-20T09:26:51.109000000</dc:date>
    <meta:editing-duration>PT4M18S</meta:editing-duration>
    <meta:editing-cycles>1</meta:editing-cycles>
    <meta:document-statistic meta:table-count="0" meta:image-count="0" meta:object-count="0" meta:page-count="2" meta:paragraph-count="42" meta:word-count="291" meta:character-count="2017" meta:non-whitespace-character-count="1756"/>
    <meta:generator>LibreOffice/24.2.2.2$Windows_X86_64 LibreOffice_project/d56cc158d8a96260b836f100ef4b4ef25d6f1a01</meta:generator>
  </office:meta>
</office:document-meta>
</file>